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Courier New" svg:font-family="'Courier New'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6.635cm" table:align="left"/>
    </style:style>
    <style:style style:name="表格1.A" style:family="table-column">
      <style:table-column-properties style:column-width="16.635cm"/>
    </style:style>
    <style:style style:name="表格1.A1" style:family="table-cell">
      <style:table-cell-properties fo:padding-left="0.191cm" fo:padding-right="0.191cm" fo:padding-top="0.049cm" fo:padding-bottom="0.049cm" fo:border="1pt solid #000000"/>
    </style:style>
    <style:style style:name="表格2" style:family="table">
      <style:table-properties style:width="16.635cm" table:align="left"/>
    </style:style>
    <style:style style:name="表格2.A" style:family="table-column">
      <style:table-column-properties style:column-width="16.635cm"/>
    </style:style>
    <style:style style:name="表格2.A1" style:family="table-cell">
      <style:table-cell-properties fo:padding-left="0.191cm" fo:padding-right="0.191cm" fo:padding-top="0.049cm" fo:padding-bottom="0.049cm" fo:border="1pt solid #000000"/>
    </style:style>
    <style:style style:name="表格3" style:family="table">
      <style:table-properties style:width="15.286cm" table:align="left"/>
    </style:style>
    <style:style style:name="表格3.A" style:family="table-column">
      <style:table-column-properties style:column-width="15.286cm"/>
    </style:style>
    <style:style style:name="表格3.A1" style:family="table-cell">
      <style:table-cell-properties fo:padding-left="0.191cm" fo:padding-right="0.191cm" fo:padding-top="0.049cm" fo:padding-bottom="0.049cm" fo:border="1pt solid #000000"/>
    </style:style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Standard">
      <style:text-properties fo:font-size="18.25pt" officeooo:paragraph-rsid="0019407a" style:font-size-asian="16pt" style:font-size-complex="18.25pt"/>
    </style:style>
    <style:style style:name="P3" style:family="paragraph" style:parent-style-name="Standard">
      <style:text-properties fo:font-size="18.25pt" officeooo:rsid="0019407a" officeooo:paragraph-rsid="0019407a" style:font-size-asian="16pt" style:font-size-complex="18.25pt"/>
    </style:style>
    <style:style style:name="P4" style:family="paragraph" style:parent-style-name="Standard">
      <style:text-properties fo:font-size="18.25pt" officeooo:rsid="00171991" officeooo:paragraph-rsid="00171991" style:font-size-asian="16pt" style:language-asian="zh" style:country-asian="CN" style:font-size-complex="18.25pt"/>
    </style:style>
    <style:style style:name="P5" style:family="paragraph" style:parent-style-name="Standard">
      <style:text-properties fo:font-size="18.25pt" officeooo:rsid="0019407a" officeooo:paragraph-rsid="0019407a" style:font-size-asian="16pt" style:language-asian="zh" style:country-asian="CN" style:font-size-complex="18.25pt"/>
    </style:style>
    <style:style style:name="P6" style:family="paragraph" style:parent-style-name="Text_20_body">
      <style:text-properties fo:font-size="18.25pt" style:font-name-asian="宋体1" style:font-size-asian="10.5pt" style:font-size-complex="18.25pt"/>
    </style:style>
    <style:style style:name="P7" style:family="paragraph" style:parent-style-name="Text_20_body">
      <style:text-properties fo:font-size="16pt" style:font-size-asian="16pt" style:font-size-complex="16pt"/>
    </style:style>
    <style:style style:name="P8" style:family="paragraph" style:parent-style-name="Text_20_body">
      <style:text-properties officeooo:rsid="001b0199" officeooo:paragraph-rsid="001b0199"/>
    </style:style>
    <style:style style:name="P9" style:family="paragraph" style:parent-style-name="Text_20_body">
      <style:paragraph-properties fo:margin-left="0cm" fo:margin-right="0cm" fo:text-indent="0.741cm" style:auto-text-indent="false"/>
    </style:style>
    <style:style style:name="P10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11" style:family="paragraph" style:parent-style-name="Text_20_body">
      <style:paragraph-properties fo:margin-left="1.386cm" fo:margin-right="0cm" fo:text-indent="-0.635cm" style:auto-text-indent="false"/>
      <style:text-properties fo:font-size="16pt" style:font-size-asian="16pt" style:font-size-complex="16pt"/>
    </style:style>
    <style:style style:name="P12" style:family="paragraph" style:parent-style-name="Text_20_body">
      <style:paragraph-properties fo:margin-left="0cm" fo:margin-right="0cm" fo:text-indent="0.794cm" style:auto-text-indent="false"/>
      <style:text-properties fo:font-size="16pt" style:font-size-asian="16pt" style:font-size-complex="16pt"/>
    </style:style>
    <style:style style:name="P13" style:family="paragraph" style:parent-style-name="Text_20_body">
      <style:paragraph-properties fo:margin-left="1.429cm" fo:margin-right="0cm" fo:text-indent="-0.635cm" style:auto-text-indent="false"/>
      <style:text-properties fo:font-size="16pt" style:font-size-asian="16pt" style:font-size-complex="16pt"/>
    </style:style>
    <style:style style:name="P14" style:family="paragraph" style:parent-style-name="Heading_20_2">
      <style:text-properties fo:font-size="18.25pt" style:font-size-asian="16pt" style:font-size-complex="18.25pt"/>
    </style:style>
    <style:style style:name="P15" style:family="paragraph" style:parent-style-name="Heading_20_2">
      <style:text-properties fo:font-size="16pt" style:font-size-asian="16pt" style:font-size-complex="16pt"/>
    </style:style>
    <style:style style:name="P16" style:family="paragraph" style:parent-style-name="Heading_20_2">
      <style:paragraph-properties fo:margin-left="0cm" fo:margin-right="0cm" fo:text-indent="0cm" style:auto-text-indent="false"/>
      <style:text-properties fo:font-size="16pt" officeooo:rsid="00159e58" officeooo:paragraph-rsid="00159e58" style:font-size-asian="16pt" style:language-asian="zh" style:country-asian="CN" style:font-size-complex="16pt"/>
    </style:style>
    <style:style style:name="P17" style:family="paragraph" style:parent-style-name="Table_20_Contents">
      <style:paragraph-properties fo:margin-top="0cm" fo:margin-bottom="0.499cm" loext:contextual-spacing="false"/>
    </style:style>
    <style:style style:name="P18" style:family="paragraph" style:parent-style-name="Table_20_Contents">
      <style:paragraph-properties fo:margin-top="0cm" fo:margin-bottom="0.499cm" loext:contextual-spacing="false" fo:text-align="start" style:justify-single-word="false"/>
    </style:style>
    <style:style style:name="P19" style:family="paragraph" style:parent-style-name="Table_20_Contents">
      <style:paragraph-properties fo:margin-top="0cm" fo:margin-bottom="0.499cm" loext:contextual-spacing="false"/>
      <style:text-properties fo:font-size="15pt" style:font-size-asian="15pt" style:font-size-complex="15pt"/>
    </style:style>
    <style:style style:name="P20" style:family="paragraph" style:parent-style-name="Text_20_body">
      <style:paragraph-properties fo:margin-left="0cm" fo:margin-right="0cm" fo:text-indent="0.741cm" style:auto-text-indent="false"/>
      <style:text-properties fo:color="#ff0000" fo:font-size="16pt" style:font-name-asian="宋体1" style:font-size-asian="16pt" style:font-weight-asian="bold" style:font-size-complex="16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size-asian="10.5pt"/>
    </style:style>
    <style:style style:name="T3" style:family="text">
      <style:text-properties style:font-name-asian="宋体1" style:font-weight-asian="bold"/>
    </style:style>
    <style:style style:name="T4" style:family="text">
      <style:text-properties style:font-name="Cambria" fo:font-size="16pt" fo:font-weight="bold"/>
    </style:style>
    <style:style style:name="T5" style:family="text">
      <style:text-properties style:font-name="Cambria" fo:font-weight="bold"/>
    </style:style>
    <style:style style:name="T6" style:family="text">
      <style:text-properties style:font-name="Cambria" fo:font-weight="bold" style:font-name-asian="宋体1"/>
    </style:style>
    <style:style style:name="T7" style:family="text">
      <style:text-properties fo:font-size="16pt" fo:font-weight="bold"/>
    </style:style>
    <style:style style:name="T8" style:family="text">
      <style:text-properties fo:font-weight="bold"/>
    </style:style>
    <style:style style:name="T9" style:family="text">
      <style:text-properties fo:font-weight="bold" style:font-name-asian="宋体1"/>
    </style:style>
    <style:style style:name="T10" style:family="text">
      <style:text-properties style:font-name="Calibri"/>
    </style:style>
    <style:style style:name="T11" style:family="text">
      <style:text-properties style:font-name="Calibri" fo:font-size="10.5pt"/>
    </style:style>
    <style:style style:name="T12" style:family="text">
      <style:text-properties fo:font-size="10.5pt"/>
    </style:style>
    <style:style style:name="T13" style:family="text">
      <style:text-properties fo:color="#000000" style:font-name="Courier New" fo:font-size="10pt"/>
    </style:style>
    <style:style style:name="T14" style:family="text">
      <style:text-properties fo:color="#2a00ff" style:font-name="Courier New" fo:font-size="10pt"/>
    </style:style>
    <style:style style:name="T15" style:family="text">
      <style:text-properties fo:color="#c00000" style:font-name="Courier New" fo:font-size="10pt" fo:font-weight="bold"/>
    </style:style>
    <style:style style:name="T16" style:family="text">
      <style:text-properties style:language-asian="zh" style:country-asian="CN"/>
    </style:style>
    <style:style style:name="T17" style:family="text">
      <style:text-properties style:font-name="Wingdings"/>
    </style:style>
    <style:style style:name="T18" style:family="text">
      <style:text-properties fo:color="#ff0000" style:font-name-asian="宋体1" style:font-weight-asian="bold"/>
    </style:style>
    <style:style style:name="T19" style:family="text">
      <style:text-properties fo:color="#ff0000" fo:font-weight="bold"/>
    </style:style>
    <style:style style:name="T20" style:family="text">
      <style:text-properties fo:color="#ff0000" style:font-name="Calibri"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><text:span text:style-name="T8">1</text:span><text:span text:style-name="T3">　什么是</text:span><text:span text:style-name="T5">SQL</text:span><text:span text:style-name="T3">注入</text:span></text:h>
      <text:p text:style-name="P10"><text:span text:style-name="T1">在需要用户输入的地方，用户输入的是</text:span>SQL<text:span text:style-name="T1">语句的片段，最终用户输入的</text:span><text:span text:style-name="T10">SQL</text:span><text:span text:style-name="T1">片段与我们</text:span><text:span text:style-name="T10">DAO</text:span><text:span text:style-name="T1">中写的</text:span><text:span text:style-name="T10">SQL</text:span><text:span text:style-name="T1">语句合成一个完整的</text:span><text:span text:style-name="T10">SQL</text:span><text:span text:style-name="T1">语句！例如用户在登录时输入的用户名和密码都是为</text:span><text:span text:style-name="T10">SQL</text:span><text:span text:style-name="T1">语句的片段！</text:span></text:p>
      <text:h text:style-name="P16" text:outline-level="2"><text:span text:style-name="T9">2</text:span><text:span text:style-name="T3">　演示</text:span><text:span text:style-name="T6">SQL</text:span><text:span text:style-name="T3">注入</text:span></text:h>
      <text:p text:style-name="P6">下面是调用这个方法的代码：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8"><text:span text:style-name="T13">login(</text:span><text:span text:style-name="T14">"a' or 'a'='a"</text:span><text:span text:style-name="T13">, </text:span><text:span text:style-name="T14">"a' or 'a'='a"</text:span><text:span text:style-name="T13">);</text:span></text:p>
          </table:table-cell>
        </table:table-row>
      </table:table>
      <text:p text:style-name="P8">//通过输入不合法的sql片段可以破坏原有的sql带来极大的风险</text:p>
      <text:p text:style-name="P9"><text:span text:style-name="T2">这行当前会使我们登录成功！因为是输入的用户名和密码是</text:span><text:span text:style-name="T12">SQL</text:span><text:span text:style-name="T2">语句片段，最终与我们的</text:span><text:span text:style-name="T11">login()</text:span><text:span text:style-name="T2">方法中的</text:span><text:span text:style-name="T11">SQL</text:span><text:span text:style-name="T2">语句组合在一起！我们来看看组合在一起的</text:span><text:span text:style-name="T11">SQL</text:span><text:span text:style-name="T2">语句：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7"><text:span text:style-name="T14">SELECT * FROM tab_user WHERE username='</text:span><text:span text:style-name="T15">a' or 'a'='a</text:span><text:span text:style-name="T14">' and password='</text:span><text:span text:style-name="T15">a' or 'a'='a</text:span><text:span text:style-name="T14">'</text:span></text:p>
          </table:table-cell>
        </table:table-row>
      </table:table>
      <text:h text:style-name="P15" text:outline-level="2"><text:span text:style-name="T8">3</text:span><text:span text:style-name="T3">　防止</text:span><text:span text:style-name="T5">SQL</text:span><text:span text:style-name="T3">注入</text:span></text:h>
      <text:p text:style-name="P11"><text:span text:style-name="T17">l</text:span><text:span text:style-name="T1">过滤用户输入的数据中是否包含非法字符；</text:span></text:p>
      <text:p text:style-name="P11"><text:span text:style-name="T17">l</text:span><text:span text:style-name="T1">使用</text:span>PreparedStatement<text:span text:style-name="T1">。</text:span></text:p>
      <text:h text:style-name="P15" text:outline-level="2"><text:span text:style-name="T8">4</text:span><text:span text:style-name="T3">　</text:span><text:span text:style-name="T5">PreparedStatement</text:span><text:span text:style-name="T3">是什么？</text:span></text:h>
      <text:p text:style-name="P10">PreparedStatement<text:span text:style-name="T1">叫预编译声明！</text:span></text:p>
      <text:p text:style-name="P10">PreparedStatement<text:span text:style-name="T1">是</text:span><text:span text:style-name="T10">Statement</text:span><text:span text:style-name="T1">的子接口，你可以使用</text:span><text:span text:style-name="T10">PreparedStatement</text:span><text:span text:style-name="T1">来替换</text:span><text:span text:style-name="T10">Statement</text:span><text:span text:style-name="T1">。</text:span></text:p>
      <text:p text:style-name="P12">PreparedStatement<text:span text:style-name="T1">的好处：</text:span></text:p>
      <text:p text:style-name="P13"><text:span text:style-name="T17">l</text:span><text:span text:style-name="T1">防止</text:span>SQL<text:span text:style-name="T1">攻击；</text:span></text:p>
      <text:p text:style-name="P13"><text:span text:style-name="T17">l</text:span><text:span text:style-name="T1">提高代码的可读性，以可维护性；</text:span></text:p>
      <text:p text:style-name="P13"><text:span text:style-name="T17">l</text:span><text:span text:style-name="T1">提高效率。</text:span></text:p>
      <text:p text:style-name="P1"/>
      <text:p text:style-name="P1"/>
      <text:p text:style-name="P1"/>
      <text:p text:style-name="P1"/>
      <text:p text:style-name="P1"/>
      <text:h text:style-name="P14" text:outline-level="2"><text:soft-page-break/><text:span text:style-name="T7">5</text:span><text:span text:style-name="T3">　</text:span><text:span text:style-name="T4">PreparedStatement</text:span><text:span text:style-name="T3">的使用</text:span></text:h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9">String sql = “select * from tab_student where s_number=?”;</text:p>
            <text:p text:style-name="P19">PreparedStatement pstmt = con.prepareStatement(sql);</text:p>
            <text:p text:style-name="P19">pstmt.setString(1, “S_1001”);</text:p>
            <text:p text:style-name="P19">ResultSet rs = pstmt.executeQuery();</text:p>
            <text:p text:style-name="P19">rs.close();</text:p>
            <text:p text:style-name="P19">pstmt.clearParameters();</text:p>
            <text:p text:style-name="P19">pstmt.setString(1, “S_1002”);</text:p>
            <text:p text:style-name="P19">rs = pstmt.executeQuery();</text:p>
          </table:table-cell>
        </table:table-row>
      </table:table>
      <text:p text:style-name="P7"><text:span text:style-name="T1">在使用</text:span>Connection<text:span text:style-name="T1">创建</text:span><text:span text:style-name="T10">PreparedStatement</text:span><text:span text:style-name="T1">对象时需要给出一个</text:span><text:span text:style-name="T10">SQL</text:span><text:span text:style-name="T1">模板，所谓</text:span><text:span text:style-name="T10">SQL</text:span><text:span text:style-name="T1">模板就是有“</text:span><text:span text:style-name="T10">?</text:span>”<text:span text:style-name="T1">的</text:span><text:span text:style-name="T10">SQL</text:span><text:span text:style-name="T1">语句，其中“</text:span><text:span text:style-name="T10">?</text:span>”<text:span text:style-name="T1">就是参数。</text:span></text:p>
      <text:p text:style-name="P10"><text:span text:style-name="T1">在得到</text:span>PreparedStatement<text:span text:style-name="T1">对象后，调用它的</text:span><text:span text:style-name="T10">setXXX()</text:span><text:span text:style-name="T1">方法为“</text:span><text:span text:style-name="T10">?</text:span>”<text:span text:style-name="T1">赋值，这样就可以得到把模板变成一条完整的</text:span><text:span text:style-name="T10">SQL</text:span><text:span text:style-name="T1">语句，然后再调用</text:span><text:span text:style-name="T10">PreparedStatement</text:span><text:span text:style-name="T1">对象的</text:span><text:span text:style-name="T10">executeQuery()</text:span><text:span text:style-name="T1">方法获取</text:span><text:span text:style-name="T10">ResultSet</text:span><text:span text:style-name="T1">对象。</text:span></text:p>
      <text:p text:style-name="P10"><text:span text:style-name="T1">注意</text:span>PreparedStatement<text:span text:style-name="T1">对象独有的</text:span><text:span text:style-name="T10">executeQuery()</text:span><text:span text:style-name="T1">方法是没有参数的，而</text:span><text:span text:style-name="T10">Statement</text:span><text:span text:style-name="T1">的</text:span><text:span text:style-name="T10">executeQuery()</text:span><text:span text:style-name="T1">是需要参数（</text:span><text:span text:style-name="T10">SQL</text:span><text:span text:style-name="T1">语句）的。因为在创建</text:span><text:span text:style-name="T10">PreparedStatement</text:span><text:span text:style-name="T1">对象时已经让它与一条</text:span><text:span text:style-name="T10">SQL</text:span><text:span text:style-name="T1">模板绑定在一起了，所以在调用它的</text:span><text:span text:style-name="T10">executeQuery()</text:span><text:span text:style-name="T1">和</text:span><text:span text:style-name="T10">executeUpdate()</text:span><text:span text:style-name="T1">方法时就不再需要参数了。</text:span></text:p>
      <text:p text:style-name="P10">PreparedStatement<text:span text:style-name="T1">最大的好处就是在于重复使用同一模板，给予其不同的参数来重复的使用它。这才是真正提高效率的原因。</text:span></text:p>
      <text:p text:style-name="P10"><text:span text:style-name="T18">所以，建议大家在今后的开发中，无论什么情况，都去需要</text:span><text:span text:style-name="T19">PreparedStatement</text:span><text:span text:style-name="T18">，而不是使用</text:span><text:span text:style-name="T20">Statement</text:span><text:span text:style-name="T18">。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5"><text:soft-page-break/>使用步奏:</text:p>
      <text:p text:style-name="P5">第一 定义要执行的sql</text:p>
      <text:p text:style-name="P5"><text:tab/>String querysql="select * from URESS where uresname=? and password=?";</text:p>
      <text:p text:style-name="P5"><text:s text:c="2"/>第二 定义查询结果ResultSet对象</text:p>
      <text:p text:style-name="P5"><text:tab/>ResultSet rs=null;</text:p>
      <text:p text:style-name="P3"><text:s/><text:span text:style-name="T16">第三</text:span>创建预编译sql执行对象</text:p>
      <text:p text:style-name="P3"><text:tab/> ps=conn.prepareStatement(querysql);</text:p>
      <text:p text:style-name="P3"><text:span text:style-name="T16">第四</text:span>给编译好的sql设置参数值,参数值从左到右从1开始</text:p>
      <text:p text:style-name="P3"><text:tab/> ps.setString(1, Uname);</text:p>
      <text:p text:style-name="P3"><text:tab/> ps.setString(2, pword);</text:p>
      <text:p text:style-name="P3"><text:s text:c="2"/><text:span text:style-name="T16">第五</text:span>执行sql</text:p>
      <text:p text:style-name="P3"><text:tab/> rs=ps.executeQuery();</text:p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4">示例:</text:p>
      <text:p text:style-name="P4"><text:s/>public static void main(String[] args) {</text:p>
      <text:p text:style-name="P4"><text:tab/>//通过输入不合法的sql片段可以破坏原有的sql带来极大的风险</text:p>
      <text:p text:style-name="P4"><text:tab/> <text:s text:c="2"/>boolean islogin=login("jie","123'or'a'='a");</text:p>
      <text:p text:style-name="P4"><text:tab/> <text:s text:c="2"/>System.out.println(islogin);</text:p>
      <text:p text:style-name="P4"><text:tab/> <text:s text:c="2"/>if(islogin){</text:p>
      <text:p text:style-name="P4"><text:tab/><text:tab/> <text:s text:c="2"/>System.out.println("登陆成功");</text:p>
      <text:p text:style-name="P4"><text:tab/> <text:s text:c="2"/>}else{</text:p>
      <text:p text:style-name="P4"><text:tab/><text:tab/> <text:s text:c="2"/>System.out.println("用户名或密码错误");</text:p>
      <text:p text:style-name="P4"><text:tab/> <text:s text:c="2"/>}</text:p>
      <text:p text:style-name="P4"><text:soft-page-break/><text:tab/> <text:s text:c="2"/></text:p>
      <text:p text:style-name="P4"><text:tab/> <text:s text:c="2"/></text:p>
      <text:p text:style-name="P4">}</text:p>
      <text:p text:style-name="P4"><text:s text:c="3"/>public static boolean login(String Uname,String pword){</text:p>
      <text:p text:style-name="P4"><text:tab/> <text:s text:c="3"/>boolean <text:s/>isExsit=false; </text:p>
      <text:p text:style-name="P4"><text:tab/> <text:s text:c="2"/></text:p>
      <text:p text:style-name="P4"><text:tab/> <text:s text:c="2"/>String driverClass="oracle.jdbc.OracleDriver";</text:p>
      <text:p text:style-name="P4"><text:tab/> <text:s text:c="2"/>//定义连接oracle的url</text:p>
      <text:p text:style-name="P4"><text:tab/>String url = "jdbc:oracle:thin:@192.168.42.71:1521:orcl";</text:p>
      <text:p text:style-name="P4"><text:tab/> <text:s text:c="2"/>//用户名和密码</text:p>
      <text:p text:style-name="P4"><text:tab/>String uresname = "scott";</text:p>
      <text:p text:style-name="P4"><text:tab/>//用户密码</text:p>
      <text:p text:style-name="P4"><text:tab/>String password = "tight";</text:p>
      <text:p text:style-name="P4"><text:tab/>//定义Connection连接</text:p>
      <text:p text:style-name="P4"><text:tab/>Connection conn= null;</text:p>
      <text:p text:style-name="P4"><text:tab/>//定义预编译的sql执行对象</text:p>
      <text:p text:style-name="P4"><text:tab/>PreparedStatement ps=null;</text:p>
      <text:p text:style-name="P4"><text:s text:c="4"/></text:p>
      <text:p text:style-name="P4"><text:tab/>//定义要执行的sql</text:p>
      <text:p text:style-name="P4"><text:tab/>String querysql="select * from URESS where uresname=? and password=?";</text:p>
      <text:p text:style-name="P4"><text:tab/>System.out.println(querysql);</text:p>
      <text:p text:style-name="P4"><text:tab/>//定义查询结果ResultSet对象</text:p>
      <text:p text:style-name="P4"><text:tab/>ResultSet rs=null;</text:p>
      <text:p text:style-name="P4"><text:tab/>try {</text:p>
      <text:p text:style-name="P4"><text:tab/><text:tab/></text:p>
      <text:p text:style-name="P4"><text:tab/><text:tab/>//注册数据库的驱动程序</text:p>
      <text:p text:style-name="P4"><text:tab/><text:tab/>Class.forName(driverClass);</text:p>
      <text:p text:style-name="P4"><text:tab/><text:tab/>//获得数据库连接</text:p>
      <text:p text:style-name="P4"><text:tab/> conn=DriverManager.getConnection(url, uresname, password);</text:p>
      <text:p text:style-name="P4"><text:tab/> //创建预编译sql执行对象</text:p>
      <text:p text:style-name="P4"><text:tab/> ps=conn.prepareStatement(querysql);</text:p>
      <text:p text:style-name="P4"><text:tab/> //给编译好的sql设置参数值,参数值从左到右从1开始</text:p>
      <text:p text:style-name="P4"><text:soft-page-break/><text:tab/> ps.setString(1, Uname);</text:p>
      <text:p text:style-name="P4"><text:tab/> ps.setString(2, pword);</text:p>
      <text:p text:style-name="P4"><text:s text:c="5"/>//执行sql</text:p>
      <text:p text:style-name="P4"><text:tab/> rs=ps.executeQuery();</text:p>
      <text:p text:style-name="P4"><text:tab/><text:tab/>//游标是否存在下一条数据</text:p>
      <text:p text:style-name="P4"><text:tab/><text:tab/>isExsit=rs.next();</text:p>
      <text:p text:style-name="P4"><text:tab/></text:p>
      <text:p text:style-name="P4"><text:tab/><text:tab/></text:p>
      <text:p text:style-name="P4"><text:tab/>} catch (Exception e) {</text:p>
      <text:p text:style-name="P4"><text:tab/><text:tab/>e.printStackTrace();</text:p>
      <text:p text:style-name="P4"><text:tab/>}finally{</text:p>
      <text:p text:style-name="P4"><text:tab/><text:tab/>try {</text:p>
      <text:p text:style-name="P4"><text:tab/><text:tab/><text:tab/>//关闭资源</text:p>
      <text:p text:style-name="P4"><text:tab/><text:tab/><text:tab/>if(ps!=null)</text:p>
      <text:p text:style-name="P4"><text:tab/><text:tab/><text:tab/>ps.close();</text:p>
      <text:p text:style-name="P4"><text:tab/><text:tab/><text:tab/>if(rs!=null){</text:p>
      <text:p text:style-name="P4"><text:tab/><text:tab/><text:tab/><text:tab/>rs.close();</text:p>
      <text:p text:style-name="P4"><text:tab/><text:tab/><text:tab/>}</text:p>
      <text:p text:style-name="P4"><text:tab/><text:tab/><text:tab/>if(conn!=null){</text:p>
      <text:p text:style-name="P4"><text:tab/><text:tab/><text:tab/>conn.close();</text:p>
      <text:p text:style-name="P4"><text:tab/><text:tab/><text:tab/>}</text:p>
      <text:p text:style-name="P4"><text:tab/><text:tab/><text:tab/></text:p>
      <text:p text:style-name="P4"><text:tab/><text:tab/>} catch (SQLException e) {</text:p>
      <text:p text:style-name="P4"><text:tab/><text:tab/><text:tab/>e.printStackTrace();</text:p>
      <text:p text:style-name="P4"><text:tab/><text:tab/>}</text:p>
      <text:p text:style-name="P4"><text:tab/><text:tab/></text:p>
      <text:p text:style-name="P4"><text:tab/>}</text:p>
      <text:p text:style-name="P4"><text:tab/>return isExsit;</text:p>
      <text:p text:style-name="P4"><text:tab/></text:p>
      <text:p text:style-name="P4"><text:s text:c="3"/>}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Courier New" svg:font-family="'Courier New'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7M12S</meta:editing-duration>
    <meta:editing-cycles>8</meta:editing-cycles>
    <meta:generator>LibreOffice/5.3.0.3$Windows_X86_64 LibreOffice_project/7074905676c47b82bbcfbea1aeefc84afe1c50e1</meta:generator>
    <dc:date>2018-07-31T16:04:49.189000000</dc:date>
    <meta:document-statistic meta:table-count="3" meta:image-count="0" meta:object-count="0" meta:page-count="5" meta:paragraph-count="117" meta:word-count="970" meta:character-count="3030" meta:non-whitespace-character-count="2744"/>
    <meta:user-defined meta:name="Info 1"/>
    <meta:user-defined meta:name="Info 2"/>
    <meta:user-defined meta:name="Info 3"/>
    <meta:user-defined meta:name="Info 4"/>
  </office:meta>
</office:document-meta>
</file>